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164cm" fo:min-width="0.91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stroke="solid"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058cm" fo:min-width="0.808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fill-color="#3faf46" draw:textarea-horizontal-align="justify" draw:textarea-vertical-align="middle" draw:auto-grow-height="false" fo:min-height="3.994cm" fo:min-width="3.744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3.994cm" fo:min-width="3.744cm" fo:padding-top="0.139cm" fo:padding-bottom="0.139cm" fo:padding-left="0.264cm" fo:padding-right="0.264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4cm" fo:min-width="0.24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3cm" fo:min-width="0.24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3cm" fo:min-width="0.244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2cm" fo:min-width="0.24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0.492cm" fo:min-width="0.244cm" fo:padding-top="0.178cm" fo:padding-bottom="0.178cm" fo:padding-left="0.303cm" fo:padding-right="0.303cm"/>
      <style:paragraph-properties style:writing-mode="lr-tb"/>
    </style:style>
    <style:style style:name="gr14" style:family="graphic" style:parent-style-name="Lines">
      <style:graphic-properties draw:stroke="solid" draw:marker-start="" draw:marker-end="" draw:textarea-vertical-align="middle" draw:auto-grow-height="false" fo:min-height="0.904cm" fo:min-width="1.904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5cm"/>
      <style:paragraph-properties style:writing-mode="lr-tb"/>
    </style:style>
    <style:style style:name="gr16" style:family="graphic" style:parent-style-name="objectwithoutfill">
      <style:graphic-properties draw:stroke="solid" svg:stroke-width="0.053cm" svg:stroke-color="#000000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Lines">
      <style:graphic-properties draw:stroke="solid" draw:marker-start="" draw:marker-end="" draw:textarea-vertical-align="middle" draw:auto-grow-height="false" fo:min-height="0.998cm" fo:min-width="5.892cm"/>
      <style:paragraph-properties style:writing-mode="lr-tb"/>
    </style:style>
    <style:style style:name="gr18" style:family="graphic" style:parent-style-name="Text">
      <style:graphic-properties draw:stroke="none" svg:stroke-color="#000000" draw:fill="none" draw:fill-color="#ffffff" fo:min-height="1.01cm"/>
      <style:paragraph-properties style:writing-mode="lr-tb"/>
    </style:style>
    <style:style style:name="gr19" style:family="graphic" style:parent-style-name="Lines">
      <style:graphic-properties draw:stroke="solid" draw:marker-start="" draw:marker-end="" draw:textarea-vertical-align="middle" draw:auto-grow-height="false" fo:min-height="0.998cm" fo:min-width="5.277cm"/>
      <style:paragraph-properties style:writing-mode="lr-tb"/>
    </style:style>
    <style:style style:name="gr20" style:family="graphic" style:parent-style-name="Lines">
      <style:graphic-properties draw:stroke="solid" draw:marker-start="" draw:marker-end="" draw:textarea-vertical-align="middle" draw:auto-grow-height="false" fo:min-height="1.626cm" fo:min-width="6.126cm"/>
      <style:paragraph-properties style:writing-mode="lr-tb"/>
    </style:style>
    <style:style style:name="gr21" style:family="graphic" style:parent-style-name="Lines">
      <style:graphic-properties draw:stroke="solid" draw:marker-start="" draw:marker-end="" draw:textarea-vertical-align="middle" draw:auto-grow-height="false" fo:min-height="0.998cm" fo:min-width="5.692cm"/>
      <style:paragraph-properties style:writing-mode="lr-tb"/>
    </style:style>
    <style:style style:name="gr22" style:family="graphic" style:parent-style-name="objectwithoutfill">
      <style:graphic-properties draw:stroke="solid" svg:stroke-width="0.053cm" svg:stroke-color="#000000" draw:marker-start="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Text">
      <style:graphic-properties draw:stroke="none" svg:stroke-color="#000000" draw:fill="none" draw:fill-color="#ffffff" fo:min-height="0.81cm"/>
      <style:paragraph-properties style:writing-mode="lr-tb"/>
    </style:style>
    <style:style style:name="gr24" style:family="graphic" style:parent-style-name="Text">
      <style:graphic-properties draw:stroke="none" svg:stroke-color="#000000" draw:fill="none" draw:fill-color="#ffffff" fo:min-height="0.8cm"/>
      <style:paragraph-properties style:writing-mode="lr-tb"/>
    </style:style>
    <style:style style:name="gr25" style:family="graphic" style:parent-style-name="Lines">
      <style:graphic-properties draw:stroke="solid" draw:marker-start="" draw:marker-end="" draw:textarea-vertical-align="middle" draw:auto-grow-height="false" fo:min-height="1.626cm" fo:min-width="5.211cm"/>
      <style:paragraph-properties style:writing-mode="lr-tb"/>
    </style:style>
    <style:style style:name="gr26" style:family="graphic" style:parent-style-name="Lines">
      <style:graphic-properties draw:stroke="solid" draw:marker-start="" draw:marker-end="" draw:textarea-vertical-align="middle" draw:auto-grow-height="false" fo:min-height="0.998cm" fo:min-width="5.58cm"/>
      <style:paragraph-properties style:writing-mode="lr-tb"/>
    </style:style>
    <style:style style:name="gr27" style:family="graphic" style:parent-style-name="Text">
      <style:graphic-properties draw:stroke="none" svg:stroke-color="#000000" draw:fill="none" draw:fill-color="#ffffff" fo:min-height="1.255cm"/>
      <style:paragraph-properties style:writing-mode="lr-tb"/>
    </style:style>
    <style:style style:name="gr28" style:family="graphic" style:parent-style-name="Text">
      <style:graphic-properties draw:stroke="none" svg:stroke-color="#000000" draw:fill="none" draw:fill-color="#ffffff" fo:min-height="0.779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3faf46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1" style:family="paragraph">
      <style:text-properties style:font-name="Liberation Sans1" fo:font-size="16pt" style:font-name-asian="Liberation Sans1" style:font-size-asian="16pt" style:font-size-complex="16pt"/>
    </style:style>
    <style:style style:name="P12" style:family="paragraph">
      <loext:graphic-properties draw:fill="none" draw:fill-color="#ffffff"/>
      <style:text-properties style:font-name="Liberation Sans1" fo:font-size="16pt" style:font-name-asian="Liberation Sans1" style:font-size-asian="16pt" style:font-size-complex="16pt"/>
    </style:style>
    <style:style style:name="P13" style:family="paragraph">
      <style:paragraph-properties fo:text-align="center"/>
      <style:text-properties style:font-size-asian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1" fo:font-size="16pt" style:font-name-asian="Liberation Sans1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2cm" svg:x="9.49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5.49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49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494cm" svg:y1="7cm" svg:x2="10.494cm" svg:y2="5cm">
          <text:p/>
        </draw:line>
        <draw:line draw:style-name="gr4" draw:text-style-name="P4" draw:layer="layout" svg:x1="11.394cm" svg:y1="7.55cm" svg:x2="13.594cm" svg:y2="6.45cm">
          <text:p/>
        </draw:line>
        <draw:line draw:style-name="gr4" draw:text-style-name="P4" draw:layer="layout" svg:x1="10.494cm" svg:y1="11cm" svg:x2="10.494cm" svg:y2="9cm">
          <text:p/>
        </draw:line>
        <draw:line draw:style-name="gr4" draw:text-style-name="P4" draw:layer="layout" svg:x1="7.394cm" svg:y1="9.55cm" svg:x2="9.594cm" svg:y2="8.45cm">
          <text:p/>
        </draw:line>
        <draw:line draw:style-name="gr4" draw:text-style-name="P5" draw:layer="layout" svg:x1="11.494cm" svg:y1="8.5cm" svg:x2="13.594cm" svg:y2="9.55cm">
          <text:p/>
        </draw:line>
        <draw:line draw:style-name="gr4" draw:text-style-name="P4" draw:layer="layout" svg:x1="11.394cm" svg:y1="7.55cm" svg:x2="13.594cm" svg:y2="6.45cm">
          <text:p/>
        </draw:line>
        <draw:line draw:style-name="gr4" draw:text-style-name="P5" draw:layer="layout" svg:x1="7.394cm" svg:y1="6.45cm" svg:x2="9.594cm" svg:y2="7.55cm">
          <text:p/>
        </draw:line>
      </draw:page>
      <draw:page draw:name="page2" draw:style-name="dp1" draw:master-page-name="標準">
        <draw:custom-shape draw:style-name="gr5" draw:text-style-name="P2" draw:layer="layout" svg:width="2cm" svg:height="2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.0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3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2cm" svg:x="4.99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.99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cm" svg:y1="9.1cm" svg:x2="9.4cm" svg:y2="4.9cm">
          <text:p/>
        </draw:line>
        <draw:line draw:style-name="gr4" draw:text-style-name="P4" draw:layer="layout" svg:x1="6.995cm" svg:y1="9.5cm" svg:x2="13.001cm" svg:y2="6.5cm">
          <text:p/>
        </draw:line>
        <draw:line draw:style-name="gr4" draw:text-style-name="P4" draw:layer="layout" svg:x1="7cm" svg:y1="10.5cm" svg:x2="9cm" svg:y2="11.5cm">
          <text:p/>
        </draw:line>
        <draw:line draw:style-name="gr4" draw:text-style-name="P4" draw:layer="layout" svg:x1="6cm" svg:y1="8.9cm" svg:x2="6cm" svg:y2="7.1cm">
          <text:p/>
        </draw:line>
        <draw:line draw:style-name="gr4" draw:text-style-name="P5" draw:layer="layout" svg:x1="7cm" svg:y1="6.5cm" svg:x2="13cm" svg:y2="9.5cm">
          <text:p/>
        </draw:line>
        <draw:line draw:style-name="gr4" draw:text-style-name="P4" draw:layer="layout" svg:x1="14cm" svg:y1="8.9cm" svg:x2="14cm" svg:y2="7.1cm">
          <text:p/>
        </draw:line>
        <draw:line draw:style-name="gr4" draw:text-style-name="P4" draw:layer="layout" svg:x1="7.1cm" svg:y1="10cm" svg:x2="12.9cm" svg:y2="10cm">
          <text:p/>
        </draw:line>
        <draw:line draw:style-name="gr4" draw:text-style-name="P4" draw:layer="layout" svg:x1="13cm" svg:y1="10.5cm" svg:x2="11cm" svg:y2="11.5cm">
          <text:p/>
        </draw:line>
        <draw:line draw:style-name="gr4" draw:text-style-name="P4" draw:layer="layout" svg:x1="9cm" svg:y1="4.5cm" svg:x2="7cm" svg:y2="5.5cm">
          <text:p/>
        </draw:line>
        <draw:line draw:style-name="gr4" draw:text-style-name="P4" draw:layer="layout" svg:x1="11cm" svg:y1="4.5cm" svg:x2="13cm" svg:y2="5.5cm">
          <text:p/>
        </draw:line>
        <draw:line draw:style-name="gr4" draw:text-style-name="P4" draw:layer="layout" svg:x1="7.1cm" svg:y1="6cm" svg:x2="12.9cm" svg:y2="6cm">
          <text:p/>
        </draw:line>
        <draw:line draw:style-name="gr4" draw:text-style-name="P4" draw:layer="layout" svg:x1="10.601cm" svg:y1="11.1cm" svg:x2="13.4cm" svg:y2="6.9cm">
          <text:p/>
        </draw:line>
        <draw:line draw:style-name="gr4" draw:text-style-name="P4" draw:layer="layout" svg:x1="9.4cm" svg:y1="11.1cm" svg:x2="6.6cm" svg:y2="6.9cm">
          <text:p/>
        </draw:line>
        <draw:line draw:style-name="gr4" draw:text-style-name="P4" draw:layer="layout" svg:x1="10cm" svg:y1="10.9cm" svg:x2="10cm" svg:y2="5.1cm">
          <text:p/>
        </draw:line>
        <draw:line draw:style-name="gr4" draw:text-style-name="P4" draw:layer="layout" svg:x1="13.4cm" svg:y1="9.1cm" svg:x2="10.6cm" svg:y2="4.9cm">
          <text:p/>
        </draw:line>
      </draw:page>
      <draw:page draw:name="page3" draw:style-name="dp1" draw:master-page-name="標準">
        <draw:custom-shape draw:style-name="gr7" draw:text-style-name="P6" draw:layer="layout" svg:width="6cm" svg:height="6cm" svg:x="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6cm" svg:height="6cm" svg:x="10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5.49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7.89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0.3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2cm" svg:height="1.199cm" svg:x="5.495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1.2cm" svg:x="7.899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0.296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458cm" svg:y1="5.66cm" svg:x2="8.138cm" svg:y2="3.141cm">
          <text:p/>
        </draw:line>
        <draw:line draw:style-name="gr4" draw:text-style-name="P4" draw:layer="layout" svg:x1="6.695cm" svg:y1="5.9cm" svg:x2="10.299cm" svg:y2="4.101cm">
          <text:p/>
        </draw:line>
        <draw:line draw:style-name="gr4" draw:text-style-name="P4" draw:layer="layout" svg:x1="6.698cm" svg:y1="6.5cm" svg:x2="7.898cm" svg:y2="7.1cm">
          <text:p/>
        </draw:line>
        <draw:line draw:style-name="gr4" draw:text-style-name="P4" draw:layer="layout" svg:x1="6.098cm" svg:y1="5.541cm" svg:x2="6.098cm" svg:y2="4.461cm">
          <text:p/>
        </draw:line>
        <draw:line draw:style-name="gr4" draw:text-style-name="P5" draw:layer="layout" svg:x1="6.698cm" svg:y1="4.101cm" svg:x2="10.299cm" svg:y2="5.9cm">
          <text:p/>
        </draw:line>
        <draw:line draw:style-name="gr4" draw:text-style-name="P4" draw:layer="layout" svg:x1="10.899cm" svg:y1="5.541cm" svg:x2="10.899cm" svg:y2="4.461cm">
          <text:p/>
        </draw:line>
        <draw:line draw:style-name="gr4" draw:text-style-name="P4" draw:layer="layout" svg:x1="6.758cm" svg:y1="6.2cm" svg:x2="10.239cm" svg:y2="6.2cm">
          <text:p/>
        </draw:line>
        <draw:line draw:style-name="gr4" draw:text-style-name="P4" draw:layer="layout" svg:x1="10.299cm" svg:y1="6.5cm" svg:x2="9.099cm" svg:y2="7.1cm">
          <text:p/>
        </draw:line>
        <draw:line draw:style-name="gr4" draw:text-style-name="P4" draw:layer="layout" svg:x1="7.898cm" svg:y1="2.901cm" svg:x2="6.698cm" svg:y2="3.501cm">
          <text:p/>
        </draw:line>
        <draw:line draw:style-name="gr4" draw:text-style-name="P4" draw:layer="layout" svg:x1="9.099cm" svg:y1="2.901cm" svg:x2="10.299cm" svg:y2="3.501cm">
          <text:p/>
        </draw:line>
        <draw:line draw:style-name="gr4" draw:text-style-name="P4" draw:layer="layout" svg:x1="6.758cm" svg:y1="3.801cm" svg:x2="10.239cm" svg:y2="3.801cm">
          <text:p/>
        </draw:line>
        <draw:line draw:style-name="gr4" draw:text-style-name="P4" draw:layer="layout" svg:x1="8.859cm" svg:y1="6.86cm" svg:x2="10.539cm" svg:y2="4.341cm">
          <text:p/>
        </draw:line>
        <draw:line draw:style-name="gr4" draw:text-style-name="P4" draw:layer="layout" svg:x1="8.138cm" svg:y1="6.86cm" svg:x2="6.458cm" svg:y2="4.341cm">
          <text:p/>
        </draw:line>
        <draw:line draw:style-name="gr4" draw:text-style-name="P4" draw:layer="layout" svg:x1="8.499cm" svg:y1="6.74cm" svg:x2="8.499cm" svg:y2="3.261cm">
          <text:p/>
        </draw:line>
        <draw:line draw:style-name="gr4" draw:text-style-name="P4" draw:layer="layout" svg:x1="10.539cm" svg:y1="5.66cm" svg:x2="8.859cm" svg:y2="3.141cm">
          <text:p/>
        </draw:line>
        <draw:custom-shape draw:style-name="gr10" draw:text-style-name="P2" draw:layer="layout" svg:width="1.2cm" svg:height="1.199cm" svg:x="10.498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2.89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15.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198cm" svg:x="10.495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12.899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15.296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458cm" svg:y1="9.663cm" svg:x2="13.138cm" svg:y2="7.146cm">
          <text:p/>
        </draw:line>
        <draw:line draw:style-name="gr4" draw:text-style-name="P4" draw:layer="layout" svg:x1="11.695cm" svg:y1="9.903cm" svg:x2="15.299cm" svg:y2="8.105cm">
          <text:p/>
        </draw:line>
        <draw:line draw:style-name="gr4" draw:text-style-name="P4" draw:layer="layout" svg:x1="11.698cm" svg:y1="10.501cm" svg:x2="12.898cm" svg:y2="11.1cm">
          <text:p/>
        </draw:line>
        <draw:line draw:style-name="gr4" draw:text-style-name="P4" draw:layer="layout" svg:x1="11.098cm" svg:y1="9.543cm" svg:x2="11.098cm" svg:y2="8.464cm">
          <text:p/>
        </draw:line>
        <draw:line draw:style-name="gr4" draw:text-style-name="P5" draw:layer="layout" svg:x1="11.698cm" svg:y1="8.105cm" svg:x2="15.299cm" svg:y2="9.903cm">
          <text:p/>
        </draw:line>
        <draw:line draw:style-name="gr4" draw:text-style-name="P4" draw:layer="layout" svg:x1="15.899cm" svg:y1="9.543cm" svg:x2="15.899cm" svg:y2="8.464cm">
          <text:p/>
        </draw:line>
        <draw:line draw:style-name="gr4" draw:text-style-name="P4" draw:layer="layout" svg:x1="11.758cm" svg:y1="10.202cm" svg:x2="15.239cm" svg:y2="10.202cm">
          <text:p/>
        </draw:line>
        <draw:line draw:style-name="gr4" draw:text-style-name="P4" draw:layer="layout" svg:x1="15.299cm" svg:y1="10.501cm" svg:x2="14.099cm" svg:y2="11.1cm">
          <text:p/>
        </draw:line>
        <draw:line draw:style-name="gr4" draw:text-style-name="P4" draw:layer="layout" svg:x1="12.898cm" svg:y1="6.906cm" svg:x2="11.698cm" svg:y2="7.505cm">
          <text:p/>
        </draw:line>
        <draw:line draw:style-name="gr4" draw:text-style-name="P4" draw:layer="layout" svg:x1="14.099cm" svg:y1="6.906cm" svg:x2="15.299cm" svg:y2="7.505cm">
          <text:p/>
        </draw:line>
        <draw:line draw:style-name="gr4" draw:text-style-name="P4" draw:layer="layout" svg:x1="11.758cm" svg:y1="7.805cm" svg:x2="15.239cm" svg:y2="7.805cm">
          <text:p/>
        </draw:line>
        <draw:line draw:style-name="gr4" draw:text-style-name="P4" draw:layer="layout" svg:x1="13.859cm" svg:y1="10.861cm" svg:x2="15.539cm" svg:y2="8.344cm">
          <text:p/>
        </draw:line>
        <draw:line draw:style-name="gr4" draw:text-style-name="P4" draw:layer="layout" svg:x1="13.138cm" svg:y1="10.861cm" svg:x2="11.458cm" svg:y2="8.344cm">
          <text:p/>
        </draw:line>
        <draw:line draw:style-name="gr4" draw:text-style-name="P4" draw:layer="layout" svg:x1="13.499cm" svg:y1="10.741cm" svg:x2="13.499cm" svg:y2="7.266cm">
          <text:p/>
        </draw:line>
        <draw:line draw:style-name="gr4" draw:text-style-name="P4" draw:layer="layout" svg:x1="15.539cm" svg:y1="9.663cm" svg:x2="13.859cm" svg:y2="7.146cm">
          <text:p/>
        </draw:line>
        <draw:custom-shape draw:style-name="gr8" draw:text-style-name="P7" draw:layer="layout" svg:width="6cm" svg:height="6cm" svg:x="4.39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4.396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6.797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9.198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198cm" svg:x="4.393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2cm" svg:height="1.199cm" svg:x="6.797cm" svg:y="8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2cm" svg:height="1.198cm" svg:x="9.194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356cm" svg:y1="11.663cm" svg:x2="7.036cm" svg:y2="9.146cm">
          <text:p/>
        </draw:line>
        <draw:line draw:style-name="gr4" draw:text-style-name="P4" draw:layer="layout" svg:x1="5.593cm" svg:y1="11.903cm" svg:x2="9.197cm" svg:y2="10.105cm">
          <text:p/>
        </draw:line>
        <draw:line draw:style-name="gr4" draw:text-style-name="P4" draw:layer="layout" svg:x1="5.596cm" svg:y1="12.501cm" svg:x2="6.796cm" svg:y2="13.1cm">
          <text:p/>
        </draw:line>
        <draw:line draw:style-name="gr4" draw:text-style-name="P4" draw:layer="layout" svg:x1="4.996cm" svg:y1="11.543cm" svg:x2="4.996cm" svg:y2="10.464cm">
          <text:p/>
        </draw:line>
        <draw:line draw:style-name="gr4" draw:text-style-name="P5" draw:layer="layout" svg:x1="5.596cm" svg:y1="10.105cm" svg:x2="9.197cm" svg:y2="11.903cm">
          <text:p/>
        </draw:line>
        <draw:line draw:style-name="gr4" draw:text-style-name="P4" draw:layer="layout" svg:x1="9.797cm" svg:y1="11.543cm" svg:x2="9.797cm" svg:y2="10.464cm">
          <text:p/>
        </draw:line>
        <draw:line draw:style-name="gr4" draw:text-style-name="P4" draw:layer="layout" svg:x1="5.656cm" svg:y1="12.202cm" svg:x2="9.137cm" svg:y2="12.202cm">
          <text:p/>
        </draw:line>
        <draw:line draw:style-name="gr4" draw:text-style-name="P4" draw:layer="layout" svg:x1="9.197cm" svg:y1="12.501cm" svg:x2="7.997cm" svg:y2="13.1cm">
          <text:p/>
        </draw:line>
        <draw:line draw:style-name="gr4" draw:text-style-name="P4" draw:layer="layout" svg:x1="6.796cm" svg:y1="8.906cm" svg:x2="5.596cm" svg:y2="9.505cm">
          <text:p/>
        </draw:line>
        <draw:line draw:style-name="gr4" draw:text-style-name="P4" draw:layer="layout" svg:x1="7.997cm" svg:y1="8.906cm" svg:x2="9.197cm" svg:y2="9.505cm">
          <text:p/>
        </draw:line>
        <draw:line draw:style-name="gr4" draw:text-style-name="P4" draw:layer="layout" svg:x1="5.656cm" svg:y1="9.805cm" svg:x2="9.137cm" svg:y2="9.805cm">
          <text:p/>
        </draw:line>
        <draw:line draw:style-name="gr4" draw:text-style-name="P4" draw:layer="layout" svg:x1="7.757cm" svg:y1="12.861cm" svg:x2="9.437cm" svg:y2="10.344cm">
          <text:p/>
        </draw:line>
        <draw:line draw:style-name="gr4" draw:text-style-name="P4" draw:layer="layout" svg:x1="7.036cm" svg:y1="12.861cm" svg:x2="5.356cm" svg:y2="10.344cm">
          <text:p/>
        </draw:line>
        <draw:line draw:style-name="gr4" draw:text-style-name="P4" draw:layer="layout" svg:x1="7.397cm" svg:y1="12.741cm" svg:x2="7.397cm" svg:y2="9.266cm">
          <text:p/>
        </draw:line>
        <draw:line draw:style-name="gr4" draw:text-style-name="P4" draw:layer="layout" svg:x1="9.437cm" svg:y1="11.663cm" svg:x2="7.757cm" svg:y2="9.146cm">
          <text:p/>
        </draw:line>
      </draw:page>
      <draw:page draw:name="page4" draw:style-name="dp1" draw:master-page-name="標準">
        <draw:custom-shape draw:style-name="gr14" draw:text-style-name="P8" xml:id="id1" draw:id="id1" draw:layer="layout" svg:width="2cm" svg:height="1cm" svg:x="4cm" svg:y="3cm">
          <text:p text:style-name="P8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2" draw:id="id2" draw:layer="layout" svg:width="6cm" svg:height="3cm" svg:x="2cm" svg:y="6cm">
          <text:p text:style-name="P9"><text:span text:style-name="T2">Raft</text:span><text:span text:style-name="T2">リー</text:span><text:span text:style-name="T2">ダー</text:span><text:span text:style-name="T2">の</text:span></text:p>
          <text:p text:style-name="P9"><text:span text:style-name="T2">有無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4" draw:layer="layout" draw:type="line" svg:x1="5cm" svg:y1="4cm" svg:x2="5cm" svg:y2="6cm" draw:start-shape="id1" draw:start-glue-point="2" draw:end-shape="id2" draw:end-glue-point="4" svg:d="M5000 4000v2000" svg:viewBox="0 0 1 2001">
          <text:p/>
        </draw:connector>
        <draw:connector draw:style-name="gr16" draw:text-style-name="P4" draw:layer="layout" draw:type="line" svg:x1="8cm" svg:y1="7.5cm" svg:x2="10cm" svg:y2="7.553cm" draw:start-shape="id2" draw:start-glue-point="7" draw:end-shape="id3" draw:end-glue-point="3" svg:d="M8000 7500l2000 53" svg:viewBox="0 0 2001 54">
          <text:p/>
        </draw:connector>
        <draw:custom-shape draw:style-name="gr17" draw:text-style-name="P8" xml:id="id4" draw:id="id4" draw:layer="layout" svg:width="6cm" svg:height="1.106cm" svg:x="2cm" svg:y="10.894cm">
          <text:p text:style-name="P8"><text:span text:style-name="T3">フォロワー状態に移行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draw:type="line" svg:x1="5cm" svg:y1="9cm" svg:x2="5cm" svg:y2="10.894cm" draw:start-shape="id2" draw:start-glue-point="6" draw:end-shape="id4" draw:end-glue-point="0" svg:d="M5000 9000v1894" svg:viewBox="0 0 1 1895">
          <text:p/>
        </draw:connector>
        <draw:frame draw:style-name="gr18" draw:text-style-name="P12" draw:layer="layout" svg:width="6.8cm" svg:height="1.01cm" svg:x="4.1cm" svg:y="1.79cm">
          <draw:text-box>
            <text:p text:style-name="P11"><text:span text:style-name="T3">①</text:span><text:span text:style-name="T3">起動時におけ</text:span><text:span text:style-name="T3">る動作</text:span></text:p>
          </draw:text-box>
        </draw:frame>
        <draw:custom-shape draw:style-name="gr19" draw:text-style-name="P8" xml:id="id3" draw:id="id3" draw:layer="layout" svg:width="5.385cm" svg:height="1.106cm" svg:x="10cm" svg:y="7cm">
          <text:p text:style-name="P8"><text:span text:style-name="T3">リーダー状態に移行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標準">
        <draw:custom-shape draw:style-name="gr14" draw:text-style-name="P8" xml:id="id5" draw:id="id5" draw:layer="layout" svg:width="2cm" svg:height="1cm" svg:x="5.521cm" svg:y="3.021cm">
          <text:p text:style-name="P8"><text:span text:style-name="T1">S</text:span><text:span text:style-name="T1">T</text:span><text:span text:style-name="T1">A</text:span><text:span text:style-name="T1">R</text:span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6" draw:id="id6" draw:layer="layout" svg:width="6cm" svg:height="3cm" svg:x="3.521cm" svg:y="6.021cm">
          <text:p text:style-name="P13"><text:span text:style-name="T2">選</text:span><text:span text:style-name="T2">挙</text:span><text:span text:style-name="T2">状</text:span><text:span text:style-name="T2">態</text:span><text:span text:style-name="T2">に</text:span></text:p>
          <text:p text:style-name="P13"><text:span text:style-name="T2">移</text:span><text:span text:style-name="T2">行</text:span><text:span text:style-name="T2">し</text:span><text:span text:style-name="T2">て</text:span><text:span text:style-name="T2">な</text:span><text:span text:style-name="T2">い</text:span><text:span text:style-name="T2">か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4" xml:id="id12" draw:id="id12" draw:layer="layout" draw:type="line" svg:x1="6.521cm" svg:y1="4.021cm" svg:x2="6.521cm" svg:y2="6.021cm" draw:start-shape="id5" draw:start-glue-point="2" draw:end-shape="id6" draw:end-glue-point="4" svg:d="M6521 4021v2000" svg:viewBox="0 0 1 2001">
          <text:p/>
        </draw:connector>
        <draw:connector draw:style-name="gr16" draw:text-style-name="P4" draw:layer="layout" draw:type="line" svg:x1="6.521cm" svg:y1="9.021cm" svg:x2="6.55cm" svg:y2="10.4cm" draw:start-shape="id6" draw:start-glue-point="6" draw:end-shape="id7" draw:end-glue-point="0" svg:d="M6521 9021l29 1379" svg:viewBox="0 0 30 1380">
          <text:p/>
        </draw:connector>
        <draw:custom-shape draw:style-name="gr20" draw:text-style-name="P8" xml:id="id7" draw:id="id7" draw:layer="layout" svg:width="6.3cm" svg:height="1.8cm" svg:x="3.4cm" svg:y="10.4cm">
          <text:p text:style-name="P8"><text:span text:style-name="T3">フォロワーへ</text:span></text:p>
          <text:p text:style-name="P8"><text:span text:style-name="T3">定期メッセージの送</text:span><text:span text:style-name="T3">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xml:id="id8" draw:id="id8" draw:layer="layout" svg:width="5.8cm" svg:height="1.106cm" svg:x="11.6cm" svg:y="7cm">
          <text:p text:style-name="P8"><text:span text:style-name="T3">フ</text:span><text:span text:style-name="T3">ォ</text:span><text:span text:style-name="T3">ロ</text:span><text:span text:style-name="T3">ワ</text:span><text:span text:style-name="T3">ー</text:span><text:span text:style-name="T3">状</text:span><text:span text:style-name="T3">態</text:span><text:span text:style-name="T3">に</text:span><text:span text:style-name="T3">移</text:span><text:span text:style-name="T3">行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draw:type="line" svg:x1="9.521cm" svg:y1="7.521cm" svg:x2="11.6cm" svg:y2="7.553cm" draw:start-shape="id6" draw:start-glue-point="7" draw:end-shape="id8" draw:end-glue-point="3" svg:d="M9521 7521l2079 32" svg:viewBox="0 0 2080 33">
          <text:p/>
        </draw:connector>
        <draw:connector draw:style-name="gr22" draw:text-style-name="P4" xml:id="id9" draw:id="id9" draw:layer="layout" draw:type="line" svg:x1="6.55cm" svg:y1="12.2cm" svg:x2="6.542cm" svg:y2="12.964cm" draw:start-shape="id7" draw:start-glue-point="2" svg:d="M6550 12200l-8 764" svg:viewBox="0 0 9 765">
          <text:p/>
        </draw:connector>
        <draw:connector draw:style-name="gr22" draw:text-style-name="P4" xml:id="id10" draw:id="id10" draw:layer="layout" draw:type="line" svg:x1="6.542cm" svg:y1="12.964cm" svg:x2="1.984cm" svg:y2="13.009cm" draw:start-shape="id9" draw:start-glue-point="3" svg:d="M6542 12964l-4558 45" svg:viewBox="0 0 4559 46">
          <text:p/>
        </draw:connector>
        <draw:connector draw:style-name="gr22" draw:text-style-name="P4" xml:id="id11" draw:id="id11" draw:layer="layout" draw:type="line" svg:x1="1.999cm" svg:y1="5.012cm" svg:x2="1.984cm" svg:y2="13.009cm" draw:end-shape="id10" draw:end-glue-point="3" svg:d="M1999 5012l-15 7997" svg:viewBox="0 0 16 7998">
          <text:p/>
        </draw:connector>
        <draw:connector draw:style-name="gr16" draw:text-style-name="P4" draw:layer="layout" draw:type="line" svg:x1="1.999cm" svg:y1="5.012cm" svg:x2="6.521cm" svg:y2="5.021cm" draw:start-shape="id11" draw:start-glue-point="2" draw:end-shape="id12" draw:end-glue-point="0" svg:d="M1999 5012l4522 9" svg:viewBox="0 0 4523 10">
          <text:p/>
        </draw:connector>
        <draw:frame draw:style-name="gr23" draw:text-style-name="P12" draw:layer="layout" svg:width="1.5cm" svg:height="0.81cm" svg:x="6.7cm" svg:y="8.99cm">
          <draw:text-box>
            <text:p text:style-name="P11"><text:span text:style-name="T3">Yes</text:span></text:p>
          </draw:text-box>
        </draw:frame>
        <draw:frame draw:style-name="gr24" draw:text-style-name="P12" draw:layer="layout" svg:width="7.4cm" svg:height="0.8cm" svg:x="5.6cm" svg:y="2.2cm">
          <draw:text-box>
            <text:p text:style-name="P11"><text:span text:style-name="T3">②</text:span><text:span text:style-name="T3">リー</text:span><text:span text:style-name="T3">ダー</text:span><text:span text:style-name="T3">状態</text:span><text:span text:style-name="T3">の定</text:span><text:span text:style-name="T3">期動</text:span><text:span text:style-name="T3">作</text:span></text:p>
          </draw:text-box>
        </draw:frame>
        <draw:frame draw:style-name="gr23" draw:text-style-name="P12" draw:layer="layout" svg:width="1.5cm" svg:height="0.81cm" svg:x="9.2cm" svg:y="6.7cm">
          <draw:text-box>
            <text:p text:style-name="P11"><text:span text:style-name="T3">No</text:span></text:p>
          </draw:text-box>
        </draw:frame>
      </draw:page>
      <draw:page draw:name="page6" draw:style-name="dp1" draw:master-page-name="標準">
        <draw:custom-shape draw:style-name="gr14" draw:text-style-name="P8" xml:id="id13" draw:id="id13" draw:layer="layout" svg:width="2cm" svg:height="1cm" svg:x="5.509cm" svg:y="3.042cm">
          <text:p text:style-name="P8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4" draw:id="id14" draw:layer="layout" svg:width="6cm" svg:height="3cm" svg:x="3.509cm" svg:y="6.042cm">
          <text:p text:style-name="P9"><text:span text:style-name="T2">リーダーからの</text:span></text:p>
          <text:p text:style-name="P9"><text:span text:style-name="T2">定期メッセージが</text:span></text:p>
          <text:p text:style-name="P9"><text:span text:style-name="T2">あるか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16" draw:text-style-name="P4" xml:id="id23" draw:id="id23" draw:layer="layout" draw:type="line" svg:x1="6.509cm" svg:y1="4.042cm" svg:x2="6.509cm" svg:y2="6.042cm" draw:start-shape="id13" draw:start-glue-point="2" draw:end-shape="id14" draw:end-glue-point="4" svg:d="M6509 4042v2000" svg:viewBox="0 0 1 2001">
          <text:p/>
        </draw:connector>
        <draw:connector draw:style-name="gr16" draw:text-style-name="P4" draw:layer="layout" draw:type="line" svg:x1="6.509cm" svg:y1="9.042cm" svg:x2="6.544cm" svg:y2="10.421cm" draw:start-shape="id14" draw:start-glue-point="6" draw:end-shape="id15" draw:end-glue-point="0" svg:d="M6509 9042l35 1379" svg:viewBox="0 0 36 1380">
          <text:p/>
        </draw:connector>
        <draw:custom-shape draw:style-name="gr25" draw:text-style-name="P8" xml:id="id16" draw:id="id16" draw:layer="layout" svg:width="5.385cm" svg:height="1.8cm" svg:x="11.777cm" svg:y="6.642cm">
          <text:p text:style-name="P8"><text:span text:style-name="T3">Raft</text:span><text:span text:style-name="T3">リーダーの</text:span></text:p>
          <text:p text:style-name="P8"><text:span text:style-name="T3">立候補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xml:id="id15" draw:id="id15" draw:layer="layout" svg:width="5.688cm" svg:height="1.106cm" svg:x="3.7cm" svg:y="10.421cm">
          <text:p text:style-name="P8"><text:span text:style-name="T3">フォロワー状態を継続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draw:type="line" svg:x1="9.509cm" svg:y1="7.542cm" svg:x2="11.777cm" svg:y2="7.542cm" draw:start-shape="id14" draw:start-glue-point="7" draw:end-shape="id16" draw:end-glue-point="3" svg:d="M9509 7542h2268" svg:viewBox="0 0 2269 1">
          <text:p/>
        </draw:connector>
        <draw:connector draw:style-name="gr16" draw:text-style-name="P4" draw:layer="layout" draw:type="line" svg:x1="14.469cm" svg:y1="8.442cm" svg:x2="14.495cm" svg:y2="10.421cm" draw:start-shape="id16" draw:start-glue-point="2" draw:end-shape="id17" draw:end-glue-point="0" svg:d="M14469 8442l26 1979" svg:viewBox="0 0 27 1980">
          <text:p/>
        </draw:connector>
        <draw:custom-shape draw:style-name="gr19" draw:text-style-name="P8" xml:id="id17" draw:id="id17" draw:layer="layout" svg:width="5.385cm" svg:height="1.106cm" svg:x="11.803cm" svg:y="10.421cm">
          <text:p text:style-name="P8"><text:span text:style-name="T3">選挙状態に移行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9" draw:id="id19" draw:layer="layout" svg:width="6cm" svg:height="3cm" svg:x="11.488cm" svg:y="16.021cm">
          <text:p text:style-name="P9"><text:span text:style-name="T2">過半数でリーダーに</text:span></text:p>
          <text:p text:style-name="P9"><text:span text:style-name="T2">承認されたか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4" draw:layer="layout" draw:type="line" svg:x1="14.495cm" svg:y1="11.527cm" svg:x2="14.495cm" svg:y2="12.921cm" draw:start-shape="id17" draw:start-glue-point="2" draw:end-shape="id18" draw:end-glue-point="0" svg:d="M14495 11527v1394" svg:viewBox="0 0 1 1395">
          <text:p/>
        </draw:connector>
        <draw:custom-shape draw:style-name="gr25" draw:text-style-name="P8" xml:id="id18" draw:id="id18" draw:layer="layout" svg:width="5.385cm" svg:height="1.8cm" svg:x="11.803cm" svg:y="12.921cm">
          <text:p text:style-name="P8"><text:span text:style-name="T3">立候補メッセージを</text:span></text:p>
          <text:p text:style-name="P8"><text:span text:style-name="T3">全ノードへ送信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draw:type="line" svg:x1="14.488cm" svg:y1="14.721cm" svg:x2="14.488cm" svg:y2="16.021cm" draw:end-shape="id19" draw:end-glue-point="4" svg:d="M14488 14721v1300" svg:viewBox="0 0 1 1301">
          <text:p/>
        </draw:connector>
        <draw:connector draw:style-name="gr22" draw:text-style-name="P4" xml:id="id20" draw:id="id20" draw:layer="layout" draw:type="line" svg:x1="6.544cm" svg:y1="11.527cm" svg:x2="6.53cm" svg:y2="12.985cm" draw:start-shape="id15" draw:start-glue-point="2" svg:d="M6544 11527l-14 1458" svg:viewBox="0 0 15 1459">
          <text:p/>
        </draw:connector>
        <draw:connector draw:style-name="gr22" draw:text-style-name="P4" xml:id="id21" draw:id="id21" draw:layer="layout" draw:type="line" svg:x1="6.53cm" svg:y1="12.985cm" svg:x2="1.972cm" svg:y2="13.03cm" draw:start-shape="id20" draw:start-glue-point="3" svg:d="M6530 12985l-4558 45" svg:viewBox="0 0 4559 46">
          <text:p/>
        </draw:connector>
        <draw:connector draw:style-name="gr22" draw:text-style-name="P4" xml:id="id22" draw:id="id22" draw:layer="layout" draw:type="line" svg:x1="1.987cm" svg:y1="5.033cm" svg:x2="1.972cm" svg:y2="13.03cm" draw:end-shape="id21" draw:end-glue-point="3" svg:d="M1987 5033l-15 7997" svg:viewBox="0 0 16 7998">
          <text:p/>
        </draw:connector>
        <draw:connector draw:style-name="gr16" draw:text-style-name="P4" draw:layer="layout" draw:type="line" svg:x1="1.987cm" svg:y1="5.033cm" svg:x2="6.509cm" svg:y2="5.042cm" draw:start-shape="id22" draw:start-glue-point="2" draw:end-shape="id23" draw:end-glue-point="0" svg:d="M1987 5033l4522 9" svg:viewBox="0 0 4523 10">
          <text:p/>
        </draw:connector>
        <draw:connector draw:style-name="gr22" draw:text-style-name="P4" xml:id="id25" draw:id="id25" draw:layer="layout" draw:type="line" svg:x1="10.343cm" svg:y1="17.511cm" svg:x2="10.367cm" svg:y2="10.993cm" draw:end-shape="id24" draw:end-glue-point="2" svg:d="M10343 17511l24-6518" svg:viewBox="0 0 25 6519">
          <text:p/>
        </draw:connector>
        <draw:connector draw:style-name="gr22" draw:text-style-name="P4" draw:layer="layout" draw:type="line" svg:x1="11.488cm" svg:y1="17.521cm" svg:x2="10.343cm" svg:y2="17.511cm" draw:start-shape="id19" draw:start-glue-point="5" draw:end-shape="id25" draw:end-glue-point="2" svg:d="M11488 17521l-1145-10" svg:viewBox="0 0 1146 11">
          <text:p/>
        </draw:connector>
        <draw:connector draw:style-name="gr16" draw:text-style-name="P4" xml:id="id24" draw:id="id24" draw:layer="layout" draw:type="line" svg:x1="10.367cm" svg:y1="10.993cm" svg:x2="9.388cm" svg:y2="10.974cm" draw:end-shape="id15" draw:end-glue-point="1" svg:d="M10367 10993l-979-19" svg:viewBox="0 0 980 20">
          <text:p/>
        </draw:connector>
        <draw:connector draw:style-name="gr16" draw:text-style-name="P4" draw:layer="layout" draw:type="line" svg:x1="14.488cm" svg:y1="19.021cm" svg:x2="14.495cm" svg:y2="20.315cm" draw:start-shape="id19" draw:start-glue-point="6" draw:end-shape="id26" draw:end-glue-point="0" svg:d="M14488 19021l7 1294" svg:viewBox="0 0 8 1295">
          <text:p/>
        </draw:connector>
        <draw:custom-shape draw:style-name="gr19" draw:text-style-name="P8" xml:id="id26" draw:id="id26" draw:layer="layout" svg:width="5.385cm" svg:height="1.106cm" svg:x="11.803cm" svg:y="20.315cm">
          <text:p text:style-name="P8"><text:span text:style-name="T3">リーダー状態に移行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1.5cm" svg:height="0.81cm" svg:x="6.688cm" svg:y="9.011cm">
          <draw:text-box>
            <text:p text:style-name="P11"><text:span text:style-name="T3">Y</text:span><text:span text:style-name="T3">e</text:span><text:span text:style-name="T3">s</text:span></text:p>
          </draw:text-box>
        </draw:frame>
        <draw:frame draw:style-name="gr27" draw:text-style-name="P12" draw:layer="layout" svg:width="7.712cm" svg:height="1.255cm" svg:x="5.588cm" svg:y="2.221cm">
          <draw:text-box>
            <text:p text:style-name="P11"><text:span text:style-name="T3">③</text:span><text:span text:style-name="T3">フォ</text:span><text:span text:style-name="T3">ロ</text:span><text:span text:style-name="T3">ワー</text:span><text:span text:style-name="T3">状態</text:span><text:span text:style-name="T3">の定</text:span><text:span text:style-name="T3">期動</text:span><text:span text:style-name="T3">作</text:span></text:p>
          </draw:text-box>
        </draw:frame>
        <draw:frame draw:style-name="gr23" draw:text-style-name="P12" draw:layer="layout" svg:width="1.5cm" svg:height="0.81cm" svg:x="9.188cm" svg:y="6.721cm">
          <draw:text-box>
            <text:p text:style-name="P11"><text:span text:style-name="T3">No</text:span></text:p>
          </draw:text-box>
        </draw:frame>
        <draw:frame draw:style-name="gr23" draw:text-style-name="P12" draw:layer="layout" svg:width="1.5cm" svg:height="0.81cm" svg:x="14.788cm" svg:y="19.021cm">
          <draw:text-box>
            <text:p text:style-name="P11"><text:span text:style-name="T3">Yes</text:span></text:p>
          </draw:text-box>
        </draw:frame>
        <draw:frame draw:style-name="gr28" draw:text-style-name="P12" draw:layer="layout" svg:width="1.488cm" svg:height="0.779cm" svg:x="10.5cm" svg:y="16.821cm">
          <draw:text-box>
            <text:p text:style-name="P11"><text:span text:style-name="T3">N</text:span><text:span text:style-name="T3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9:12:18.306177984</meta:creation-date>
    <dc:date>2021-01-18T17:15:57.919722714</dc:date>
    <meta:editing-duration>PT2H12M34S</meta:editing-duration>
    <meta:editing-cycles>26</meta:editing-cycles>
    <meta:generator>LibreOffice/6.4.6.2$Linux_X86_64 LibreOffice_project/40$Build-2</meta:generator>
    <meta:document-statistic meta:object-count="150"/>
  </office:meta>
</office:document-meta>
</file>